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2.3189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2.5016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1.7937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1.8689in"/>
    </style:style>
    <style:style style:name="co17" style:family="table-column">
      <style:table-column-properties fo:break-before="auto" style:column-width="2.0402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1.7075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1.772in"/>
    </style:style>
    <style:style style:name="co22" style:family="table-column">
      <style:table-column-properties fo:break-before="auto" style:column-width="1.2256in"/>
    </style:style>
    <style:style style:name="co23" style:family="table-column">
      <style:table-column-properties fo:break-before="auto" style:column-width="1.3862in"/>
    </style:style>
    <style:style style:name="co24" style:family="table-column">
      <style:table-column-properties fo:break-before="auto" style:column-width="1.1717in"/>
    </style:style>
    <style:style style:name="co25" style:family="table-column">
      <style:table-column-properties fo:break-before="auto" style:column-width="2.4799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1.5146in"/>
    </style:style>
    <style:style style:name="co29" style:family="table-column">
      <style:table-column-properties fo:break-before="auto" style:column-width="2.3937in"/>
    </style:style>
    <style:style style:name="co30" style:family="table-column">
      <style:table-column-properties fo:break-before="auto" style:column-width="1.0535in"/>
    </style:style>
    <style:style style:name="co31" style:family="table-column">
      <style:table-column-properties fo:break-before="auto" style:column-width="2.4902in"/>
    </style:style>
    <style:style style:name="co32" style:family="table-column">
      <style:table-column-properties fo:break-before="auto" style:column-width="2.8445in"/>
    </style:style>
    <style:style style:name="co33" style:family="table-column">
      <style:table-column-properties fo:break-before="auto" style:column-width="2.2335in"/>
    </style:style>
    <style:style style:name="co34" style:family="table-column">
      <style:table-column-properties fo:break-before="auto" style:column-width="1.8366in"/>
    </style:style>
    <style:style style:name="co35" style:family="table-column">
      <style:table-column-properties fo:break-before="auto" style:column-width="1.4508in"/>
    </style:style>
    <style:style style:name="co36" style:family="table-column">
      <style:table-column-properties fo:break-before="auto" style:column-width="1.9118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2.0937in"/>
    </style:style>
    <style:style style:name="co39" style:family="table-column">
      <style:table-column-properties fo:break-before="auto" style:column-width="2.0291in"/>
    </style:style>
    <style:style style:name="co40" style:family="table-column">
      <style:table-column-properties fo:break-before="auto" style:column-width="1.3429in"/>
    </style:style>
    <style:style style:name="co41" style:family="table-column">
      <style:table-column-properties fo:break-before="auto" style:column-width="2.748in"/>
    </style:style>
    <style:style style:name="co4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0.9035in"/>
    </style:style>
    <style:style style:name="co44" style:family="table-column">
      <style:table-column-properties fo:break-before="auto" style:column-width="1.0429in"/>
    </style:style>
    <style:style style:name="co45" style:family="table-column">
      <style:table-column-properties fo:break-before="auto" style:column-width="1.3008in"/>
    </style:style>
    <style:style style:name="co46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2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42" table:number-columns-repeated="97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s talkative.</text:p>
          </table:table-cell>
          <table:table-cell office:value-type="string" calcext:value-type="string">
            <text:p>Tends to find fault with others.</text:p>
          </table:table-cell>
          <table:table-cell office:value-type="string" calcext:value-type="string">
            <text:p>Does a thorough job.</text:p>
          </table:table-cell>
          <table:table-cell office:value-type="string" calcext:value-type="string">
            <text:p>Is depressed, blue.</text:p>
          </table:table-cell>
          <table:table-cell office:value-type="string" calcext:value-type="string">
            <text:p>Is original, comes up with new ideas.</text:p>
          </table:table-cell>
          <table:table-cell office:value-type="string" calcext:value-type="string">
            <text:p>Is reserved.</text:p>
          </table:table-cell>
          <table:table-cell office:value-type="string" calcext:value-type="string">
            <text:p>Is helpful and unselfish with others.</text:p>
          </table:table-cell>
          <table:table-cell office:value-type="string" calcext:value-type="string">
            <text:p>Can be somewhat careless.</text:p>
          </table:table-cell>
          <table:table-cell office:value-type="string" calcext:value-type="string">
            <text:p>Is relaxed, handles stress well.</text:p>
          </table:table-cell>
          <table:table-cell office:value-type="string" calcext:value-type="string">
            <text:p>Is curious about many different things.</text:p>
          </table:table-cell>
          <table:table-cell office:value-type="string" calcext:value-type="string">
            <text:p>Is full of energy.</text:p>
          </table:table-cell>
          <table:table-cell office:value-type="string" calcext:value-type="string">
            <text:p>Starts quarrels with others.</text:p>
          </table:table-cell>
          <table:table-cell office:value-type="string" calcext:value-type="string">
            <text:p>Is a reliable worker.</text:p>
          </table:table-cell>
          <table:table-cell office:value-type="string" calcext:value-type="string">
            <text:p>Can be tense.</text:p>
          </table:table-cell>
          <table:table-cell office:value-type="string" calcext:value-type="string">
            <text:p>Is ingenious, a deep thinker.</text:p>
          </table:table-cell>
          <table:table-cell office:value-type="string" calcext:value-type="string">
            <text:p>Generates a lot of enthusiasm.</text:p>
          </table:table-cell>
          <table:table-cell office:value-type="string" calcext:value-type="string">
            <text:p>Has a forgiving nature.</text:p>
          </table:table-cell>
          <table:table-cell office:value-type="string" calcext:value-type="string">
            <text:p>Tends to be disorganized.</text:p>
          </table:table-cell>
          <table:table-cell office:value-type="string" calcext:value-type="string">
            <text:p>Worries a lot.</text:p>
          </table:table-cell>
          <table:table-cell office:value-type="string" calcext:value-type="string">
            <text:p>Has an active imagination.</text:p>
          </table:table-cell>
          <table:table-cell office:value-type="string" calcext:value-type="string">
            <text:p>Tends to be quiet.</text:p>
          </table:table-cell>
          <table:table-cell office:value-type="string" calcext:value-type="string">
            <text:p>Is generally trusting.</text:p>
          </table:table-cell>
          <table:table-cell office:value-type="string" calcext:value-type="string">
            <text:p>Tends to be lazy.</text:p>
          </table:table-cell>
          <table:table-cell office:value-type="string" calcext:value-type="string">
            <text:p>Is emotionally stable, not easily upset</text:p>
          </table:table-cell>
          <table:table-cell office:value-type="string" calcext:value-type="string">
            <text:p>Is inventive.</text:p>
          </table:table-cell>
          <table:table-cell office:value-type="string" calcext:value-type="string">
            <text:p>Has an assertive personality.</text:p>
          </table:table-cell>
          <table:table-cell office:value-type="string" calcext:value-type="string">
            <text:p>Can be cold and aloof.</text:p>
          </table:table-cell>
          <table:table-cell office:value-type="string" calcext:value-type="string">
            <text:p>Perseveres until the task is finished.</text:p>
          </table:table-cell>
          <table:table-cell office:value-type="string" calcext:value-type="string">
            <text:p>Can be moody.</text:p>
          </table:table-cell>
          <table:table-cell office:value-type="string" calcext:value-type="string">
            <text:p>Values artistic, aesthetic experiences.</text:p>
          </table:table-cell>
          <table:table-cell office:value-type="string" calcext:value-type="string">
            <text:p>Is sometimes shy, inhibited.</text:p>
          </table:table-cell>
          <table:table-cell office:value-type="string" calcext:value-type="string">
            <text:p>Is considerate and kind to almost everyone.</text:p>
          </table:table-cell>
          <table:table-cell office:value-type="string" calcext:value-type="string">
            <text:p>Does things efficiently.</text:p>
          </table:table-cell>
          <table:table-cell office:value-type="string" calcext:value-type="string">
            <text:p>Remains calm in tense situations.</text:p>
          </table:table-cell>
          <table:table-cell office:value-type="string" calcext:value-type="string">
            <text:p>Prefers work that is routine.</text:p>
          </table:table-cell>
          <table:table-cell office:value-type="string" calcext:value-type="string">
            <text:p>Is outgoing, sociable.</text:p>
          </table:table-cell>
          <table:table-cell office:value-type="string" calcext:value-type="string">
            <text:p>Is sometimes rude to others.</text:p>
          </table:table-cell>
          <table:table-cell office:value-type="string" calcext:value-type="string">
            <text:p>Makes plans and follows through with them.</text:p>
          </table:table-cell>
          <table:table-cell office:value-type="string" calcext:value-type="string">
            <text:p>Gets nervous easily.</text:p>
          </table:table-cell>
          <table:table-cell office:value-type="string" calcext:value-type="string">
            <text:p>Likes to reflect, play with ideas.</text:p>
          </table:table-cell>
          <table:table-cell office:value-type="string" calcext:value-type="string">
            <text:p>Has few artistic interests.</text:p>
          </table:table-cell>
          <table:table-cell office:value-type="string" calcext:value-type="string">
            <text:p>Likes to cooperate with others.</text:p>
          </table:table-cell>
          <table:table-cell office:value-type="string" calcext:value-type="string">
            <text:p>Is easily distracted.</text:p>
          </table:table-cell>
          <table:table-cell office:value-type="string" calcext:value-type="string">
            <text:p>Is sophisticated in art, music, or literature.</text:p>
          </table:table-cell>
          <table:table-cell/>
          <table:table-cell table:style-name="Default" office:value-type="string" calcext:value-type="string">
            <text:p>Extroversion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Openness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3 1:26:08 PM MDT</text:p>
          </table:table-cell>
          <table:table-cell office:value-type="float" office:value="62301" calcext:value-type="float">
            <text:p>62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2];(6--[.H2]);[.M2];[.R2];(6-[.W2]);[.AB2];(6-[.AG2]);[.AL2])" office:value-type="float" office:value="33" calcext:value-type="float">
            <text:p>33</text:p>
          </table:table-cell>
          <table:table-cell table:formula="of:=SUM((6-[.D2]);[.I2];(6-[.N2]);[.S2];[.X2];(6-[.AC2]);[.AH2];(6-[.AM2]);[.AR2])" office:value-type="float" office:value="37" calcext:value-type="float">
            <text:p>37</text:p>
          </table:table-cell>
          <table:table-cell table:formula="of:=SUM([.E2];(6-[.J2]);[.O2];(6-[.T2]);(6-[.Y2]);[.AD2];[.AI2];[.AN2];(6-[.AS2]))" office:value-type="float" office:value="33" calcext:value-type="float">
            <text:p>33</text:p>
          </table:table-cell>
          <table:table-cell table:formula="of:=SUM([.F2];(6-[.K2]);[.P2];[.U2];(6-[.Z2]);[.AE2];(6-[.AJ2]);[.AO2])" office:value-type="float" office:value="24" calcext:value-type="float">
            <text:p>24</text:p>
          </table:table-cell>
          <table:table-cell table:formula="of:=SUM([.G2];[.L2];[.Q2];[.V2];[.AA2];[.AF2];(6-[.AK2]);[.AP2];(6-[.AQ2]);[.AT2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4 1:51:32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];(6--[.H3]);[.M3];[.R3];(6-[.W3]);[.AB3];(6-[.AG3]);[.AL3])" office:value-type="float" office:value="34" calcext:value-type="float">
            <text:p>34</text:p>
          </table:table-cell>
          <table:table-cell table:formula="of:=SUM((6-[.D3]);[.I3];(6-[.N3]);[.S3];[.X3];(6-[.AC3]);[.AH3];(6-[.AM3]);[.AR3])" office:value-type="float" office:value="41" calcext:value-type="float">
            <text:p>41</text:p>
          </table:table-cell>
          <table:table-cell table:formula="of:=SUM([.E3];(6-[.J3]);[.O3];(6-[.T3]);(6-[.Y3]);[.AD3];[.AI3];[.AN3];(6-[.AS3]))" office:value-type="float" office:value="39" calcext:value-type="float">
            <text:p>39</text:p>
          </table:table-cell>
          <table:table-cell table:formula="of:=SUM([.F3];(6-[.K3]);[.P3];[.U3];(6-[.Z3]);[.AE3];(6-[.AJ3]);[.AO3])" office:value-type="float" office:value="15" calcext:value-type="float">
            <text:p>15</text:p>
          </table:table-cell>
          <table:table-cell table:formula="of:=SUM([.G3];[.L3];[.Q3];[.V3];[.AA3];[.AF3];(6-[.AK3]);[.AP3];(6-[.AQ3]);[.AT3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7 8:16:52 AM MDT</text:p>
          </table:table-cell>
          <table:table-cell office:value-type="float" office:value="62701" calcext:value-type="float">
            <text:p>627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4];(6--[.H4]);[.M4];[.R4];(6-[.W4]);[.AB4];(6-[.AG4]);[.AL4])" office:value-type="float" office:value="27" calcext:value-type="float">
            <text:p>27</text:p>
          </table:table-cell>
          <table:table-cell table:formula="of:=SUM((6-[.D4]);[.I4];(6-[.N4]);[.S4];[.X4];(6-[.AC4]);[.AH4];(6-[.AM4]);[.AR4])" office:value-type="float" office:value="42" calcext:value-type="float">
            <text:p>42</text:p>
          </table:table-cell>
          <table:table-cell table:formula="of:=SUM([.E4];(6-[.J4]);[.O4];(6-[.T4]);(6-[.Y4]);[.AD4];[.AI4];[.AN4];(6-[.AS4]))" office:value-type="float" office:value="35" calcext:value-type="float">
            <text:p>35</text:p>
          </table:table-cell>
          <table:table-cell table:formula="of:=SUM([.F4];(6-[.K4]);[.P4];[.U4];(6-[.Z4]);[.AE4];(6-[.AJ4]);[.AO4])" office:value-type="float" office:value="27" calcext:value-type="float">
            <text:p>27</text:p>
          </table:table-cell>
          <table:table-cell table:formula="of:=SUM([.G4];[.L4];[.Q4];[.V4];[.AA4];[.AF4];(6-[.AK4]);[.AP4];(6-[.AQ4]);[.AT4])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7 9:32:38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5];(6--[.H5]);[.M5];[.R5];(6-[.W5]);[.AB5];(6-[.AG5]);[.AL5])" office:value-type="float" office:value="34" calcext:value-type="float">
            <text:p>34</text:p>
          </table:table-cell>
          <table:table-cell table:formula="of:=SUM((6-[.D5]);[.I5];(6-[.N5]);[.S5];[.X5];(6-[.AC5]);[.AH5];(6-[.AM5]);[.AR5])" office:value-type="float" office:value="32" calcext:value-type="float">
            <text:p>32</text:p>
          </table:table-cell>
          <table:table-cell table:formula="of:=SUM([.E5];(6-[.J5]);[.O5];(6-[.T5]);(6-[.Y5]);[.AD5];[.AI5];[.AN5];(6-[.AS5]))" office:value-type="float" office:value="42" calcext:value-type="float">
            <text:p>42</text:p>
          </table:table-cell>
          <table:table-cell table:formula="of:=SUM([.F5];(6-[.K5]);[.P5];[.U5];(6-[.Z5]);[.AE5];(6-[.AJ5]);[.AO5])" office:value-type="float" office:value="24" calcext:value-type="float">
            <text:p>24</text:p>
          </table:table-cell>
          <table:table-cell table:formula="of:=SUM([.G5];[.L5];[.Q5];[.V5];[.AA5];[.AF5];(6-[.AK5]);[.AP5];(6-[.AQ5]);[.AT5])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7 11:21:47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C6];(6--[.H6]);[.M6];[.R6];(6-[.W6]);[.AB6];(6-[.AG6]);[.AL6])" office:value-type="float" office:value="27" calcext:value-type="float">
            <text:p>27</text:p>
          </table:table-cell>
          <table:table-cell table:formula="of:=SUM((6-[.D6]);[.I6];(6-[.N6]);[.S6];[.X6];(6-[.AC6]);[.AH6];(6-[.AM6]);[.AR6])" office:value-type="float" office:value="27" calcext:value-type="float">
            <text:p>27</text:p>
          </table:table-cell>
          <table:table-cell table:formula="of:=SUM([.E6];(6-[.J6]);[.O6];(6-[.T6]);(6-[.Y6]);[.AD6];[.AI6];[.AN6];(6-[.AS6]))" office:value-type="float" office:value="30" calcext:value-type="float">
            <text:p>30</text:p>
          </table:table-cell>
          <table:table-cell table:formula="of:=SUM([.F6];(6-[.K6]);[.P6];[.U6];(6-[.Z6]);[.AE6];(6-[.AJ6]);[.AO6])" office:value-type="float" office:value="28" calcext:value-type="float">
            <text:p>28</text:p>
          </table:table-cell>
          <table:table-cell table:formula="of:=SUM([.G6];[.L6];[.Q6];[.V6];[.AA6];[.AF6];(6-[.AK6]);[.AP6];(6-[.AQ6]);[.AT6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7 12:39:38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7];(6--[.H7]);[.M7];[.R7];(6-[.W7]);[.AB7];(6-[.AG7]);[.AL7])" office:value-type="float" office:value="30" calcext:value-type="float">
            <text:p>30</text:p>
          </table:table-cell>
          <table:table-cell table:formula="of:=SUM((6-[.D7]);[.I7];(6-[.N7]);[.S7];[.X7];(6-[.AC7]);[.AH7];(6-[.AM7]);[.AR7])" office:value-type="float" office:value="36" calcext:value-type="float">
            <text:p>36</text:p>
          </table:table-cell>
          <table:table-cell table:formula="of:=SUM([.E7];(6-[.J7]);[.O7];(6-[.T7]);(6-[.Y7]);[.AD7];[.AI7];[.AN7];(6-[.AS7]))" office:value-type="float" office:value="34" calcext:value-type="float">
            <text:p>34</text:p>
          </table:table-cell>
          <table:table-cell table:formula="of:=SUM([.F7];(6-[.K7]);[.P7];[.U7];(6-[.Z7]);[.AE7];(6-[.AJ7]);[.AO7])" office:value-type="float" office:value="29" calcext:value-type="float">
            <text:p>29</text:p>
          </table:table-cell>
          <table:table-cell table:formula="of:=SUM([.G7];[.L7];[.Q7];[.V7];[.AA7];[.AF7];(6-[.AK7]);[.AP7];(6-[.AQ7]);[.AT7])" office:value-type="float" office:value="40" calcext:value-type="float">
            <text:p>4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8 6:34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8];(6--[.H8]);[.M8];[.R8];(6-[.W8]);[.AB8];(6-[.AG8]);[.AL8])" office:value-type="float" office:value="35" calcext:value-type="float">
            <text:p>35</text:p>
          </table:table-cell>
          <table:table-cell table:formula="of:=SUM((6-[.D8]);[.I8];(6-[.N8]);[.S8];[.X8];(6-[.AC8]);[.AH8];(6-[.AM8]);[.AR8])" office:value-type="float" office:value="28" calcext:value-type="float">
            <text:p>28</text:p>
          </table:table-cell>
          <table:table-cell table:formula="of:=SUM([.E8];(6-[.J8]);[.O8];(6-[.T8]);(6-[.Y8]);[.AD8];[.AI8];[.AN8];(6-[.AS8]))" office:value-type="float" office:value="35" calcext:value-type="float">
            <text:p>35</text:p>
          </table:table-cell>
          <table:table-cell table:formula="of:=SUM([.F8];(6-[.K8]);[.P8];[.U8];(6-[.Z8]);[.AE8];(6-[.AJ8]);[.AO8])" office:value-type="float" office:value="20" calcext:value-type="float">
            <text:p>20</text:p>
          </table:table-cell>
          <table:table-cell table:formula="of:=SUM([.G8];[.L8];[.Q8];[.V8];[.AA8];[.AF8];(6-[.AK8]);[.AP8];(6-[.AQ8]);[.AT8])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8 8:11:32 AM MDT</text:p>
          </table:table-cell>
          <table:table-cell office:value-type="float" office:value="62802" calcext:value-type="float">
            <text:p>628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];(6--[.H9]);[.M9];[.R9];(6-[.W9]);[.AB9];(6-[.AG9]);[.AL9])" office:value-type="float" office:value="32" calcext:value-type="float">
            <text:p>32</text:p>
          </table:table-cell>
          <table:table-cell table:formula="of:=SUM((6-[.D9]);[.I9];(6-[.N9]);[.S9];[.X9];(6-[.AC9]);[.AH9];(6-[.AM9]);[.AR9])" office:value-type="float" office:value="39" calcext:value-type="float">
            <text:p>39</text:p>
          </table:table-cell>
          <table:table-cell table:formula="of:=SUM([.E9];(6-[.J9]);[.O9];(6-[.T9]);(6-[.Y9]);[.AD9];[.AI9];[.AN9];(6-[.AS9]))" office:value-type="float" office:value="37" calcext:value-type="float">
            <text:p>37</text:p>
          </table:table-cell>
          <table:table-cell table:formula="of:=SUM([.F9];(6-[.K9]);[.P9];[.U9];(6-[.Z9]);[.AE9];(6-[.AJ9]);[.AO9])" office:value-type="float" office:value="14" calcext:value-type="float">
            <text:p>14</text:p>
          </table:table-cell>
          <table:table-cell table:formula="of:=SUM([.G9];[.L9];[.Q9];[.V9];[.AA9];[.AF9];(6-[.AK9]);[.AP9];(6-[.AQ9]);[.AT9])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8 11:14:44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10];(6--[.H10]);[.M10];[.R10];(6-[.W10]);[.AB10];(6-[.AG10]);[.AL10])" office:value-type="float" office:value="34" calcext:value-type="float">
            <text:p>34</text:p>
          </table:table-cell>
          <table:table-cell table:formula="of:=SUM((6-[.D10]);[.I10];(6-[.N10]);[.S10];[.X10];(6-[.AC10]);[.AH10];(6-[.AM10]);[.AR10])" office:value-type="float" office:value="32" calcext:value-type="float">
            <text:p>32</text:p>
          </table:table-cell>
          <table:table-cell table:formula="of:=SUM([.E10];(6-[.J10]);[.O10];(6-[.T10]);(6-[.Y10]);[.AD10];[.AI10];[.AN10];(6-[.AS10]))" office:value-type="float" office:value="37" calcext:value-type="float">
            <text:p>37</text:p>
          </table:table-cell>
          <table:table-cell table:formula="of:=SUM([.F10];(6-[.K10]);[.P10];[.U10];(6-[.Z10]);[.AE10];(6-[.AJ10]);[.AO10])" office:value-type="float" office:value="12" calcext:value-type="float">
            <text:p>12</text:p>
          </table:table-cell>
          <table:table-cell table:formula="of:=SUM([.G10];[.L10];[.Q10];[.V10];[.AA10];[.AF10];(6-[.AK10]);[.AP10];(6-[.AQ10]);[.AT10])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8 12:36:22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11];(6--[.H11]);[.M11];[.R11];(6-[.W11]);[.AB11];(6-[.AG11]);[.AL11])" office:value-type="float" office:value="27" calcext:value-type="float">
            <text:p>27</text:p>
          </table:table-cell>
          <table:table-cell table:formula="of:=SUM((6-[.D11]);[.I11];(6-[.N11]);[.S11];[.X11];(6-[.AC11]);[.AH11];(6-[.AM11]);[.AR11])" office:value-type="float" office:value="30" calcext:value-type="float">
            <text:p>30</text:p>
          </table:table-cell>
          <table:table-cell table:formula="of:=SUM([.E11];(6-[.J11]);[.O11];(6-[.T11]);(6-[.Y11]);[.AD11];[.AI11];[.AN11];(6-[.AS11]))" office:value-type="float" office:value="37" calcext:value-type="float">
            <text:p>37</text:p>
          </table:table-cell>
          <table:table-cell table:formula="of:=SUM([.F11];(6-[.K11]);[.P11];[.U11];(6-[.Z11]);[.AE11];(6-[.AJ11]);[.AO11])" office:value-type="float" office:value="22" calcext:value-type="float">
            <text:p>22</text:p>
          </table:table-cell>
          <table:table-cell table:formula="of:=SUM([.G11];[.L11];[.Q11];[.V11];[.AA11];[.AF11];(6-[.AK11]);[.AP11];(6-[.AQ11]);[.AT11])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8 2:10:40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12];(6--[.H12]);[.M12];[.R12];(6-[.W12]);[.AB12];(6-[.AG12]);[.AL12])" office:value-type="float" office:value="34" calcext:value-type="float">
            <text:p>34</text:p>
          </table:table-cell>
          <table:table-cell table:formula="of:=SUM((6-[.D12]);[.I12];(6-[.N12]);[.S12];[.X12];(6-[.AC12]);[.AH12];(6-[.AM12]);[.AR12])" office:value-type="float" office:value="35" calcext:value-type="float">
            <text:p>35</text:p>
          </table:table-cell>
          <table:table-cell table:formula="of:=SUM([.E12];(6-[.J12]);[.O12];(6-[.T12]);(6-[.Y12]);[.AD12];[.AI12];[.AN12];(6-[.AS12]))" office:value-type="float" office:value="35" calcext:value-type="float">
            <text:p>35</text:p>
          </table:table-cell>
          <table:table-cell table:formula="of:=SUM([.F12];(6-[.K12]);[.P12];[.U12];(6-[.Z12]);[.AE12];(6-[.AJ12]);[.AO12])" office:value-type="float" office:value="20" calcext:value-type="float">
            <text:p>20</text:p>
          </table:table-cell>
          <table:table-cell table:formula="of:=SUM([.G12];[.L12];[.Q12];[.V12];[.AA12];[.AF12];(6-[.AK12]);[.AP12];(6-[.AQ12]);[.AT12])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2016/06/29 8:09:43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table:formula="of:=SUM([.C13];(6--[.H13]);[.M13];[.R13];(6-[.W13]);[.AB13];(6-[.AG13]);[.AL13])" office:value-type="float" office:value="35" calcext:value-type="float">
            <text:p>35</text:p>
          </table:table-cell>
          <table:table-cell table:style-name="ce1" table:formula="of:=SUM((6-[.D13]);[.I13];(6-[.N13]);[.S13];[.X13];(6-[.AC13]);[.AH13];(6-[.AM13]);[.AR13])" office:value-type="float" office:value="40" calcext:value-type="float">
            <text:p>40</text:p>
          </table:table-cell>
          <table:table-cell table:style-name="ce1" table:formula="of:=SUM([.E13];(6-[.J13]);[.O13];(6-[.T13]);(6-[.Y13]);[.AD13];[.AI13];[.AN13];(6-[.AS13]))" office:value-type="float" office:value="40" calcext:value-type="float">
            <text:p>40</text:p>
          </table:table-cell>
          <table:table-cell table:style-name="ce1" table:formula="of:=SUM([.F13];(6-[.K13]);[.P13];[.U13];(6-[.Z13]);[.AE13];(6-[.AJ13]);[.AO13])" office:value-type="float" office:value="15" calcext:value-type="float">
            <text:p>15</text:p>
          </table:table-cell>
          <table:table-cell table:style-name="ce1" table:formula="of:=SUM([.G13];[.L13];[.Q13];[.V13];[.AA13];[.AF13];(6-[.AK13]);[.AP13];(6-[.AQ13]);[.AT13])" office:value-type="float" office:value="40" calcext:value-type="float">
            <text:p>40</text:p>
          </table:table-cell>
          <table:table-cell table:style-name="ce1" table:number-columns-repeated="972"/>
        </table:table-row>
        <table:table-row table:style-name="ro1">
          <table:table-cell office:value-type="string" calcext:value-type="string">
            <text:p>2016/06/29 9:42:02 AM MDT</text:p>
          </table:table-cell>
          <table:table-cell office:value-type="float" office:value="62903" calcext:value-type="float">
            <text:p>629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4];(6--[.H14]);[.M14];[.R14];(6-[.W14]);[.AB14];(6-[.AG14]);[.AL14])" office:value-type="float" office:value="42" calcext:value-type="float">
            <text:p>42</text:p>
          </table:table-cell>
          <table:table-cell table:formula="of:=SUM((6-[.D14]);[.I14];(6-[.N14]);[.S14];[.X14];(6-[.AC14]);[.AH14];(6-[.AM14]);[.AR14])" office:value-type="float" office:value="40" calcext:value-type="float">
            <text:p>40</text:p>
          </table:table-cell>
          <table:table-cell table:formula="of:=SUM([.E14];(6-[.J14]);[.O14];(6-[.T14]);(6-[.Y14]);[.AD14];[.AI14];[.AN14];(6-[.AS14]))" office:value-type="float" office:value="42" calcext:value-type="float">
            <text:p>42</text:p>
          </table:table-cell>
          <table:table-cell table:formula="of:=SUM([.F14];(6-[.K14]);[.P14];[.U14];(6-[.Z14]);[.AE14];(6-[.AJ14]);[.AO14])" office:value-type="float" office:value="18" calcext:value-type="float">
            <text:p>18</text:p>
          </table:table-cell>
          <table:table-cell table:formula="of:=SUM([.G14];[.L14];[.Q14];[.V14];[.AA14];[.AF14];(6-[.AK14]);[.AP14];(6-[.AQ14]);[.AT14])" office:value-type="float" office:value="47" calcext:value-type="float">
            <text:p>4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9 11:16:3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15];(6--[.H15]);[.M15];[.R15];(6-[.W15]);[.AB15];(6-[.AG15]);[.AL15])" office:value-type="float" office:value="35" calcext:value-type="float">
            <text:p>35</text:p>
          </table:table-cell>
          <table:table-cell table:formula="of:=SUM((6-[.D15]);[.I15];(6-[.N15]);[.S15];[.X15];(6-[.AC15]);[.AH15];(6-[.AM15]);[.AR15])" office:value-type="float" office:value="31" calcext:value-type="float">
            <text:p>31</text:p>
          </table:table-cell>
          <table:table-cell table:formula="of:=SUM([.E15];(6-[.J15]);[.O15];(6-[.T15]);(6-[.Y15]);[.AD15];[.AI15];[.AN15];(6-[.AS15]))" office:value-type="float" office:value="27" calcext:value-type="float">
            <text:p>27</text:p>
          </table:table-cell>
          <table:table-cell table:formula="of:=SUM([.F15];(6-[.K15]);[.P15];[.U15];(6-[.Z15]);[.AE15];(6-[.AJ15]);[.AO15])" office:value-type="float" office:value="33" calcext:value-type="float">
            <text:p>33</text:p>
          </table:table-cell>
          <table:table-cell table:formula="of:=SUM([.G15];[.L15];[.Q15];[.V15];[.AA15];[.AF15];(6-[.AK15]);[.AP15];(6-[.AQ15]);[.AT15])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29 12:34:34 PM MDT</text:p>
          </table:table-cell>
          <table:table-cell office:value-type="float" office:value="62905" calcext:value-type="float">
            <text:p>629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16];(6--[.H16]);[.M16];[.R16];(6-[.W16]);[.AB16];(6-[.AG16]);[.AL16])" office:value-type="float" office:value="25" calcext:value-type="float">
            <text:p>25</text:p>
          </table:table-cell>
          <table:table-cell table:formula="of:=SUM((6-[.D16]);[.I16];(6-[.N16]);[.S16];[.X16];(6-[.AC16]);[.AH16];(6-[.AM16]);[.AR16])" office:value-type="float" office:value="38" calcext:value-type="float">
            <text:p>38</text:p>
          </table:table-cell>
          <table:table-cell table:formula="of:=SUM([.E16];(6-[.J16]);[.O16];(6-[.T16]);(6-[.Y16]);[.AD16];[.AI16];[.AN16];(6-[.AS16]))" office:value-type="float" office:value="40" calcext:value-type="float">
            <text:p>40</text:p>
          </table:table-cell>
          <table:table-cell table:formula="of:=SUM([.F16];(6-[.K16]);[.P16];[.U16];(6-[.Z16]);[.AE16];(6-[.AJ16]);[.AO16])" office:value-type="float" office:value="28" calcext:value-type="float">
            <text:p>28</text:p>
          </table:table-cell>
          <table:table-cell table:formula="of:=SUM([.G16];[.L16];[.Q16];[.V16];[.AA16];[.AF16];(6-[.AK16]);[.AP16];(6-[.AQ16]);[.AT16])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30 6:37:11 AM MDT</text:p>
          </table:table-cell>
          <table:table-cell office:value-type="float" office:value="63001" calcext:value-type="float">
            <text:p>630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7];(6--[.H17]);[.M17];[.R17];(6-[.W17]);[.AB17];(6-[.AG17]);[.AL17])" office:value-type="float" office:value="25" calcext:value-type="float">
            <text:p>25</text:p>
          </table:table-cell>
          <table:table-cell table:formula="of:=SUM((6-[.D17]);[.I17];(6-[.N17]);[.S17];[.X17];(6-[.AC17]);[.AH17];(6-[.AM17]);[.AR17])" office:value-type="float" office:value="39" calcext:value-type="float">
            <text:p>39</text:p>
          </table:table-cell>
          <table:table-cell table:formula="of:=SUM([.E17];(6-[.J17]);[.O17];(6-[.T17]);(6-[.Y17]);[.AD17];[.AI17];[.AN17];(6-[.AS17]))" office:value-type="float" office:value="34" calcext:value-type="float">
            <text:p>34</text:p>
          </table:table-cell>
          <table:table-cell table:formula="of:=SUM([.F17];(6-[.K17]);[.P17];[.U17];(6-[.Z17]);[.AE17];(6-[.AJ17]);[.AO17])" office:value-type="float" office:value="35" calcext:value-type="float">
            <text:p>35</text:p>
          </table:table-cell>
          <table:table-cell table:formula="of:=SUM([.G17];[.L17];[.Q17];[.V17];[.AA17];[.AF17];(6-[.AK17]);[.AP17];(6-[.AQ17]);[.AT17])" office:value-type="float" office:value="41" calcext:value-type="float">
            <text:p>4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6/30 8:07:06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18];(6--[.H18]);[.M18];[.R18];(6-[.W18]);[.AB18];(6-[.AG18]);[.AL18])" office:value-type="float" office:value="41" calcext:value-type="float">
            <text:p>41</text:p>
          </table:table-cell>
          <table:table-cell table:formula="of:=SUM((6-[.D18]);[.I18];(6-[.N18]);[.S18];[.X18];(6-[.AC18]);[.AH18];(6-[.AM18]);[.AR18])" office:value-type="float" office:value="33" calcext:value-type="float">
            <text:p>33</text:p>
          </table:table-cell>
          <table:table-cell table:formula="of:=SUM([.E18];(6-[.J18]);[.O18];(6-[.T18]);(6-[.Y18]);[.AD18];[.AI18];[.AN18];(6-[.AS18]))" office:value-type="float" office:value="37" calcext:value-type="float">
            <text:p>37</text:p>
          </table:table-cell>
          <table:table-cell table:formula="of:=SUM([.F18];(6-[.K18]);[.P18];[.U18];(6-[.Z18]);[.AE18];(6-[.AJ18]);[.AO18])" office:value-type="float" office:value="26" calcext:value-type="float">
            <text:p>26</text:p>
          </table:table-cell>
          <table:table-cell table:formula="of:=SUM([.G18];[.L18];[.Q18];[.V18];[.AA18];[.AF18];(6-[.AK18]);[.AP18];(6-[.AQ18]);[.AT18])" office:value-type="float" office:value="44" calcext:value-type="float">
            <text:p>44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2016/06/30 11:06:08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table:formula="of:=SUM([.C19];(6--[.H19]);[.M19];[.R19];(6-[.W19]);[.AB19];(6-[.AG19]);[.AL19])" office:value-type="float" office:value="40" calcext:value-type="float">
            <text:p>40</text:p>
          </table:table-cell>
          <table:table-cell table:style-name="ce1" table:formula="of:=SUM((6-[.D19]);[.I19];(6-[.N19]);[.S19];[.X19];(6-[.AC19]);[.AH19];(6-[.AM19]);[.AR19])" office:value-type="float" office:value="35" calcext:value-type="float">
            <text:p>35</text:p>
          </table:table-cell>
          <table:table-cell table:style-name="ce1" table:formula="of:=SUM([.E19];(6-[.J19]);[.O19];(6-[.T19]);(6-[.Y19]);[.AD19];[.AI19];[.AN19];(6-[.AS19]))" office:value-type="float" office:value="31" calcext:value-type="float">
            <text:p>31</text:p>
          </table:table-cell>
          <table:table-cell table:style-name="ce1" table:formula="of:=SUM([.F19];(6-[.K19]);[.P19];[.U19];(6-[.Z19]);[.AE19];(6-[.AJ19]);[.AO19])" office:value-type="float" office:value="16" calcext:value-type="float">
            <text:p>16</text:p>
          </table:table-cell>
          <table:table-cell table:style-name="ce1" table:formula="of:=SUM([.G19];[.L19];[.Q19];[.V19];[.AA19];[.AF19];(6-[.AK19]);[.AP19];(6-[.AQ19]);[.AT19])" office:value-type="float" office:value="48" calcext:value-type="float">
            <text:p>48</text:p>
          </table:table-cell>
          <table:table-cell table:style-name="ce1" table:number-columns-repeated="972"/>
        </table:table-row>
        <table:table-row table:style-name="ro1">
          <table:table-cell office:value-type="string" calcext:value-type="string">
            <text:p>2016/06/30 12:42:32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20];(6--[.H20]);[.M20];[.R20];(6-[.W20]);[.AB20];(6-[.AG20]);[.AL20])" office:value-type="float" office:value="35" calcext:value-type="float">
            <text:p>35</text:p>
          </table:table-cell>
          <table:table-cell table:formula="of:=SUM((6-[.D20]);[.I20];(6-[.N20]);[.S20];[.X20];(6-[.AC20]);[.AH20];(6-[.AM20]);[.AR20])" office:value-type="float" office:value="45" calcext:value-type="float">
            <text:p>45</text:p>
          </table:table-cell>
          <table:table-cell table:formula="of:=SUM([.E20];(6-[.J20]);[.O20];(6-[.T20]);(6-[.Y20]);[.AD20];[.AI20];[.AN20];(6-[.AS20]))" office:value-type="float" office:value="42" calcext:value-type="float">
            <text:p>42</text:p>
          </table:table-cell>
          <table:table-cell table:formula="of:=SUM([.F20];(6-[.K20]);[.P20];[.U20];(6-[.Z20]);[.AE20];(6-[.AJ20]);[.AO20])" office:value-type="float" office:value="15" calcext:value-type="float">
            <text:p>15</text:p>
          </table:table-cell>
          <table:table-cell table:formula="of:=SUM([.G20];[.L20];[.Q20];[.V20];[.AA20];[.AF20];(6-[.AK20]);[.AP20];(6-[.AQ20]);[.AT20])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1 6:40:2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21];(6--[.H21]);[.M21];[.R21];(6-[.W21]);[.AB21];(6-[.AG21]);[.AL21])" office:value-type="float" office:value="39" calcext:value-type="float">
            <text:p>39</text:p>
          </table:table-cell>
          <table:table-cell table:formula="of:=SUM((6-[.D21]);[.I21];(6-[.N21]);[.S21];[.X21];(6-[.AC21]);[.AH21];(6-[.AM21]);[.AR21])" office:value-type="float" office:value="37" calcext:value-type="float">
            <text:p>37</text:p>
          </table:table-cell>
          <table:table-cell table:formula="of:=SUM([.E21];(6-[.J21]);[.O21];(6-[.T21]);(6-[.Y21]);[.AD21];[.AI21];[.AN21];(6-[.AS21]))" office:value-type="float" office:value="37" calcext:value-type="float">
            <text:p>37</text:p>
          </table:table-cell>
          <table:table-cell table:formula="of:=SUM([.F21];(6-[.K21]);[.P21];[.U21];(6-[.Z21]);[.AE21];(6-[.AJ21]);[.AO21])" office:value-type="float" office:value="23" calcext:value-type="float">
            <text:p>23</text:p>
          </table:table-cell>
          <table:table-cell table:formula="of:=SUM([.G21];[.L21];[.Q21];[.V21];[.AA21];[.AF21];(6-[.AK21]);[.AP21];(6-[.AQ21]);[.AT21])" office:value-type="float" office:value="47" calcext:value-type="float">
            <text:p>47</text:p>
          </table:table-cell>
          <table:table-cell table:number-columns-repeated="972"/>
        </table:table-row>
        <table:table-row table:style-name="ro1">
          <table:table-cell table:style-name="ce1" office:value-type="string" calcext:value-type="string">
            <text:p>2016/07/01 8:24:23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table:formula="of:=SUM([.C22];(6--[.H22]);[.M22];[.R22];(6-[.W22]);[.AB22];(6-[.AG22]);[.AL22])" office:value-type="float" office:value="37" calcext:value-type="float">
            <text:p>37</text:p>
          </table:table-cell>
          <table:table-cell table:style-name="ce1" table:formula="of:=SUM((6-[.D22]);[.I22];(6-[.N22]);[.S22];[.X22];(6-[.AC22]);[.AH22];(6-[.AM22]);[.AR22])" office:value-type="float" office:value="39" calcext:value-type="float">
            <text:p>39</text:p>
          </table:table-cell>
          <table:table-cell table:style-name="ce1" table:formula="of:=SUM([.E22];(6-[.J22]);[.O22];(6-[.T22]);(6-[.Y22]);[.AD22];[.AI22];[.AN22];(6-[.AS22]))" office:value-type="float" office:value="35" calcext:value-type="float">
            <text:p>35</text:p>
          </table:table-cell>
          <table:table-cell table:style-name="ce1" table:formula="of:=SUM([.F22];(6-[.K22]);[.P22];[.U22];(6-[.Z22]);[.AE22];(6-[.AJ22]);[.AO22])" office:value-type="float" office:value="14" calcext:value-type="float">
            <text:p>14</text:p>
          </table:table-cell>
          <table:table-cell table:style-name="ce1" table:formula="of:=SUM([.G22];[.L22];[.Q22];[.V22];[.AA22];[.AF22];(6-[.AK22]);[.AP22];(6-[.AQ22]);[.AT22])" office:value-type="float" office:value="34" calcext:value-type="float">
            <text:p>34</text:p>
          </table:table-cell>
          <table:table-cell table:style-name="ce1" table:number-columns-repeated="972"/>
        </table:table-row>
        <table:table-row table:style-name="ro1">
          <table:table-cell office:value-type="string" calcext:value-type="string">
            <text:p>2016/07/01 1:08:46 PM MDT</text:p>
          </table:table-cell>
          <table:table-cell office:value-type="float" office:value="70103" calcext:value-type="float">
            <text:p>70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23];(6--[.H23]);[.M23];[.R23];(6-[.W23]);[.AB23];(6-[.AG23]);[.AL23])" office:value-type="float" office:value="30" calcext:value-type="float">
            <text:p>30</text:p>
          </table:table-cell>
          <table:table-cell table:formula="of:=SUM((6-[.D23]);[.I23];(6-[.N23]);[.S23];[.X23];(6-[.AC23]);[.AH23];(6-[.AM23]);[.AR23])" office:value-type="float" office:value="32" calcext:value-type="float">
            <text:p>32</text:p>
          </table:table-cell>
          <table:table-cell table:formula="of:=SUM([.E23];(6-[.J23]);[.O23];(6-[.T23]);(6-[.Y23]);[.AD23];[.AI23];[.AN23];(6-[.AS23]))" office:value-type="float" office:value="31" calcext:value-type="float">
            <text:p>31</text:p>
          </table:table-cell>
          <table:table-cell table:formula="of:=SUM([.F23];(6-[.K23]);[.P23];[.U23];(6-[.Z23]);[.AE23];(6-[.AJ23]);[.AO23])" office:value-type="float" office:value="27" calcext:value-type="float">
            <text:p>27</text:p>
          </table:table-cell>
          <table:table-cell table:formula="of:=SUM([.G23];[.L23];[.Q23];[.V23];[.AA23];[.AF23];(6-[.AK23]);[.AP23];(6-[.AQ23]);[.AT23])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1 2:01:16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24];(6--[.H24]);[.M24];[.R24];(6-[.W24]);[.AB24];(6-[.AG24]);[.AL24])" office:value-type="float" office:value="28" calcext:value-type="float">
            <text:p>28</text:p>
          </table:table-cell>
          <table:table-cell table:formula="of:=SUM((6-[.D24]);[.I24];(6-[.N24]);[.S24];[.X24];(6-[.AC24]);[.AH24];(6-[.AM24]);[.AR24])" office:value-type="float" office:value="31" calcext:value-type="float">
            <text:p>31</text:p>
          </table:table-cell>
          <table:table-cell table:formula="of:=SUM([.E24];(6-[.J24]);[.O24];(6-[.T24]);(6-[.Y24]);[.AD24];[.AI24];[.AN24];(6-[.AS24]))" office:value-type="float" office:value="32" calcext:value-type="float">
            <text:p>32</text:p>
          </table:table-cell>
          <table:table-cell table:formula="of:=SUM([.F24];(6-[.K24]);[.P24];[.U24];(6-[.Z24]);[.AE24];(6-[.AJ24]);[.AO24])" office:value-type="float" office:value="24" calcext:value-type="float">
            <text:p>24</text:p>
          </table:table-cell>
          <table:table-cell table:formula="of:=SUM([.G24];[.L24];[.Q24];[.V24];[.AA24];[.AF24];(6-[.AK24]);[.AP24];(6-[.AQ24]);[.AT24])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2 6:46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5];(6--[.H25]);[.M25];[.R25];(6-[.W25]);[.AB25];(6-[.AG25]);[.AL25])" office:value-type="float" office:value="25" calcext:value-type="float">
            <text:p>25</text:p>
          </table:table-cell>
          <table:table-cell table:formula="of:=SUM((6-[.D25]);[.I25];(6-[.N25]);[.S25];[.X25];(6-[.AC25]);[.AH25];(6-[.AM25]);[.AR25])" office:value-type="float" office:value="29" calcext:value-type="float">
            <text:p>29</text:p>
          </table:table-cell>
          <table:table-cell table:formula="of:=SUM([.E25];(6-[.J25]);[.O25];(6-[.T25]);(6-[.Y25]);[.AD25];[.AI25];[.AN25];(6-[.AS25]))" office:value-type="float" office:value="34" calcext:value-type="float">
            <text:p>34</text:p>
          </table:table-cell>
          <table:table-cell table:formula="of:=SUM([.F25];(6-[.K25]);[.P25];[.U25];(6-[.Z25]);[.AE25];(6-[.AJ25]);[.AO25])" office:value-type="float" office:value="23" calcext:value-type="float">
            <text:p>23</text:p>
          </table:table-cell>
          <table:table-cell table:formula="of:=SUM([.G25];[.L25];[.Q25];[.V25];[.AA25];[.AF25];(6-[.AK25]);[.AP25];(6-[.AQ25]);[.AT25])" office:value-type="float" office:value="44" calcext:value-type="float">
            <text:p>4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2 8:06:26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SUM([.C26];(6--[.H26]);[.M26];[.R26];(6-[.W26]);[.AB26];(6-[.AG26]);[.AL26])" office:value-type="float" office:value="30" calcext:value-type="float">
            <text:p>30</text:p>
          </table:table-cell>
          <table:table-cell table:formula="of:=SUM((6-[.D26]);[.I26];(6-[.N26]);[.S26];[.X26];(6-[.AC26]);[.AH26];(6-[.AM26]);[.AR26])" office:value-type="float" office:value="43" calcext:value-type="float">
            <text:p>43</text:p>
          </table:table-cell>
          <table:table-cell table:formula="of:=SUM([.E26];(6-[.J26]);[.O26];(6-[.T26]);(6-[.Y26]);[.AD26];[.AI26];[.AN26];(6-[.AS26]))" office:value-type="float" office:value="22" calcext:value-type="float">
            <text:p>22</text:p>
          </table:table-cell>
          <table:table-cell table:formula="of:=SUM([.F26];(6-[.K26]);[.P26];[.U26];(6-[.Z26]);[.AE26];(6-[.AJ26]);[.AO26])" office:value-type="float" office:value="26" calcext:value-type="float">
            <text:p>26</text:p>
          </table:table-cell>
          <table:table-cell table:formula="of:=SUM([.G26];[.L26];[.Q26];[.V26];[.AA26];[.AF26];(6-[.AK26]);[.AP26];(6-[.AQ26]);[.AT26])" office:value-type="float" office:value="44" calcext:value-type="float">
            <text:p>4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2 9:23:24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27];(6--[.H27]);[.M27];[.R27];(6-[.W27]);[.AB27];(6-[.AG27]);[.AL27])" office:value-type="float" office:value="33" calcext:value-type="float">
            <text:p>33</text:p>
          </table:table-cell>
          <table:table-cell table:formula="of:=SUM((6-[.D27]);[.I27];(6-[.N27]);[.S27];[.X27];(6-[.AC27]);[.AH27];(6-[.AM27]);[.AR27])" office:value-type="float" office:value="35" calcext:value-type="float">
            <text:p>35</text:p>
          </table:table-cell>
          <table:table-cell table:formula="of:=SUM([.E27];(6-[.J27]);[.O27];(6-[.T27]);(6-[.Y27]);[.AD27];[.AI27];[.AN27];(6-[.AS27]))" office:value-type="float" office:value="34" calcext:value-type="float">
            <text:p>34</text:p>
          </table:table-cell>
          <table:table-cell table:formula="of:=SUM([.F27];(6-[.K27]);[.P27];[.U27];(6-[.Z27]);[.AE27];(6-[.AJ27]);[.AO27])" office:value-type="float" office:value="23" calcext:value-type="float">
            <text:p>23</text:p>
          </table:table-cell>
          <table:table-cell table:formula="of:=SUM([.G27];[.L27];[.Q27];[.V27];[.AA27];[.AF27];(6-[.AK27]);[.AP27];(6-[.AQ27]);[.AT27])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2 12:36:48 PM MDT</text:p>
          </table:table-cell>
          <table:table-cell office:value-type="float" office:value="70204" calcext:value-type="float">
            <text:p>702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C28];(6--[.H28]);[.M28];[.R28];(6-[.W28]);[.AB28];(6-[.AG28]);[.AL28])" office:value-type="float" office:value="43" calcext:value-type="float">
            <text:p>43</text:p>
          </table:table-cell>
          <table:table-cell table:formula="of:=SUM((6-[.D28]);[.I28];(6-[.N28]);[.S28];[.X28];(6-[.AC28]);[.AH28];(6-[.AM28]);[.AR28])" office:value-type="float" office:value="34" calcext:value-type="float">
            <text:p>34</text:p>
          </table:table-cell>
          <table:table-cell table:formula="of:=SUM([.E28];(6-[.J28]);[.O28];(6-[.T28]);(6-[.Y28]);[.AD28];[.AI28];[.AN28];(6-[.AS28]))" office:value-type="float" office:value="38" calcext:value-type="float">
            <text:p>38</text:p>
          </table:table-cell>
          <table:table-cell table:formula="of:=SUM([.F28];(6-[.K28]);[.P28];[.U28];(6-[.Z28]);[.AE28];(6-[.AJ28]);[.AO28])" office:value-type="float" office:value="10" calcext:value-type="float">
            <text:p>10</text:p>
          </table:table-cell>
          <table:table-cell table:formula="of:=SUM([.G28];[.L28];[.Q28];[.V28];[.AA28];[.AF28];(6-[.AK28]);[.AP28];(6-[.AQ28]);[.AT28])" office:value-type="float" office:value="47" calcext:value-type="float">
            <text:p>4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5 11:02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29];(6--[.H29]);[.M29];[.R29];(6-[.W29]);[.AB29];(6-[.AG29]);[.AL29])" office:value-type="float" office:value="37" calcext:value-type="float">
            <text:p>37</text:p>
          </table:table-cell>
          <table:table-cell table:formula="of:=SUM((6-[.D29]);[.I29];(6-[.N29]);[.S29];[.X29];(6-[.AC29]);[.AH29];(6-[.AM29]);[.AR29])" office:value-type="float" office:value="29" calcext:value-type="float">
            <text:p>29</text:p>
          </table:table-cell>
          <table:table-cell table:formula="of:=SUM([.E29];(6-[.J29]);[.O29];(6-[.T29]);(6-[.Y29]);[.AD29];[.AI29];[.AN29];(6-[.AS29]))" office:value-type="float" office:value="33" calcext:value-type="float">
            <text:p>33</text:p>
          </table:table-cell>
          <table:table-cell table:formula="of:=SUM([.F29];(6-[.K29]);[.P29];[.U29];(6-[.Z29]);[.AE29];(6-[.AJ29]);[.AO29])" office:value-type="float" office:value="28" calcext:value-type="float">
            <text:p>28</text:p>
          </table:table-cell>
          <table:table-cell table:formula="of:=SUM([.G29];[.L29];[.Q29];[.V29];[.AA29];[.AF29];(6-[.AK29]);[.AP29];(6-[.AQ29]);[.AT29])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5 12:38:15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0];(6--[.H30]);[.M30];[.R30];(6-[.W30]);[.AB30];(6-[.AG30]);[.AL30])" office:value-type="float" office:value="29" calcext:value-type="float">
            <text:p>29</text:p>
          </table:table-cell>
          <table:table-cell table:formula="of:=SUM((6-[.D30]);[.I30];(6-[.N30]);[.S30];[.X30];(6-[.AC30]);[.AH30];(6-[.AM30]);[.AR30])" office:value-type="float" office:value="37" calcext:value-type="float">
            <text:p>37</text:p>
          </table:table-cell>
          <table:table-cell table:formula="of:=SUM([.E30];(6-[.J30]);[.O30];(6-[.T30]);(6-[.Y30]);[.AD30];[.AI30];[.AN30];(6-[.AS30]))" office:value-type="float" office:value="36" calcext:value-type="float">
            <text:p>36</text:p>
          </table:table-cell>
          <table:table-cell table:formula="of:=SUM([.F30];(6-[.K30]);[.P30];[.U30];(6-[.Z30]);[.AE30];(6-[.AJ30]);[.AO30])" office:value-type="float" office:value="18" calcext:value-type="float">
            <text:p>18</text:p>
          </table:table-cell>
          <table:table-cell table:formula="of:=SUM([.G30];[.L30];[.Q30];[.V30];[.AA30];[.AF30];(6-[.AK30]);[.AP30];(6-[.AQ30]);[.AT30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5 2:17:25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31];(6--[.H31]);[.M31];[.R31];(6-[.W31]);[.AB31];(6-[.AG31]);[.AL31])" office:value-type="float" office:value="32" calcext:value-type="float">
            <text:p>32</text:p>
          </table:table-cell>
          <table:table-cell table:formula="of:=SUM((6-[.D31]);[.I31];(6-[.N31]);[.S31];[.X31];(6-[.AC31]);[.AH31];(6-[.AM31]);[.AR31])" office:value-type="float" office:value="37" calcext:value-type="float">
            <text:p>37</text:p>
          </table:table-cell>
          <table:table-cell table:formula="of:=SUM([.E31];(6-[.J31]);[.O31];(6-[.T31]);(6-[.Y31]);[.AD31];[.AI31];[.AN31];(6-[.AS31]))" office:value-type="float" office:value="37" calcext:value-type="float">
            <text:p>37</text:p>
          </table:table-cell>
          <table:table-cell table:formula="of:=SUM([.F31];(6-[.K31]);[.P31];[.U31];(6-[.Z31]);[.AE31];(6-[.AJ31]);[.AO31])" office:value-type="float" office:value="16" calcext:value-type="float">
            <text:p>16</text:p>
          </table:table-cell>
          <table:table-cell table:formula="of:=SUM([.G31];[.L31];[.Q31];[.V31];[.AA31];[.AF31];(6-[.AK31]);[.AP31];(6-[.AQ31]);[.AT31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5 3:21:53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2];(6--[.H32]);[.M32];[.R32];(6-[.W32]);[.AB32];(6-[.AG32]);[.AL32])" office:value-type="float" office:value="39" calcext:value-type="float">
            <text:p>39</text:p>
          </table:table-cell>
          <table:table-cell table:formula="of:=SUM((6-[.D32]);[.I32];(6-[.N32]);[.S32];[.X32];(6-[.AC32]);[.AH32];(6-[.AM32]);[.AR32])" office:value-type="float" office:value="40" calcext:value-type="float">
            <text:p>40</text:p>
          </table:table-cell>
          <table:table-cell table:formula="of:=SUM([.E32];(6-[.J32]);[.O32];(6-[.T32]);(6-[.Y32]);[.AD32];[.AI32];[.AN32];(6-[.AS32]))" office:value-type="float" office:value="32" calcext:value-type="float">
            <text:p>32</text:p>
          </table:table-cell>
          <table:table-cell table:formula="of:=SUM([.F32];(6-[.K32]);[.P32];[.U32];(6-[.Z32]);[.AE32];(6-[.AJ32]);[.AO32])" office:value-type="float" office:value="19" calcext:value-type="float">
            <text:p>19</text:p>
          </table:table-cell>
          <table:table-cell table:formula="of:=SUM([.G32];[.L32];[.Q32];[.V32];[.AA32];[.AF32];(6-[.AK32]);[.AP32];(6-[.AQ32]);[.AT32])" office:value-type="float" office:value="43" calcext:value-type="float">
            <text:p>4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6 7:41:55 AM MDT</text:p>
          </table:table-cell>
          <table:table-cell office:value-type="float" office:value="70601" calcext:value-type="float">
            <text:p>706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33];(6--[.H33]);[.M33];[.R33];(6-[.W33]);[.AB33];(6-[.AG33]);[.AL33])" office:value-type="float" office:value="28" calcext:value-type="float">
            <text:p>28</text:p>
          </table:table-cell>
          <table:table-cell table:formula="of:=SUM((6-[.D33]);[.I33];(6-[.N33]);[.S33];[.X33];(6-[.AC33]);[.AH33];(6-[.AM33]);[.AR33])" office:value-type="float" office:value="18" calcext:value-type="float">
            <text:p>18</text:p>
          </table:table-cell>
          <table:table-cell table:formula="of:=SUM([.E33];(6-[.J33]);[.O33];(6-[.T33]);(6-[.Y33]);[.AD33];[.AI33];[.AN33];(6-[.AS33]))" office:value-type="float" office:value="34" calcext:value-type="float">
            <text:p>34</text:p>
          </table:table-cell>
          <table:table-cell table:formula="of:=SUM([.F33];(6-[.K33]);[.P33];[.U33];(6-[.Z33]);[.AE33];(6-[.AJ33]);[.AO33])" office:value-type="float" office:value="23" calcext:value-type="float">
            <text:p>23</text:p>
          </table:table-cell>
          <table:table-cell table:formula="of:=SUM([.G33];[.L33];[.Q33];[.V33];[.AA33];[.AF33];(6-[.AK33]);[.AP33];(6-[.AQ33]);[.AT33])" office:value-type="float" office:value="44" calcext:value-type="float">
            <text:p>4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2016/07/06 9:06:57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34];(6--[.H34]);[.M34];[.R34];(6-[.W34]);[.AB34];(6-[.AG34]);[.AL34])" office:value-type="float" office:value="21" calcext:value-type="float">
            <text:p>21</text:p>
          </table:table-cell>
          <table:table-cell table:formula="of:=SUM((6-[.D34]);[.I34];(6-[.N34]);[.S34];[.X34];(6-[.AC34]);[.AH34];(6-[.AM34]);[.AR34])" office:value-type="float" office:value="35" calcext:value-type="float">
            <text:p>35</text:p>
          </table:table-cell>
          <table:table-cell table:formula="of:=SUM([.E34];(6-[.J34]);[.O34];(6-[.T34]);(6-[.Y34]);[.AD34];[.AI34];[.AN34];(6-[.AS34]))" office:value-type="float" office:value="39" calcext:value-type="float">
            <text:p>39</text:p>
          </table:table-cell>
          <table:table-cell table:formula="of:=SUM([.F34];(6-[.K34]);[.P34];[.U34];(6-[.Z34]);[.AE34];(6-[.AJ34]);[.AO34])" office:value-type="float" office:value="34" calcext:value-type="float">
            <text:p>34</text:p>
          </table:table-cell>
          <table:table-cell table:formula="of:=SUM([.G34];[.L34];[.Q34];[.V34];[.AA34];[.AF34];(6-[.AK34]);[.AP34];(6-[.AQ34]);[.AT34])" office:value-type="float" office:value="41" calcext:value-type="float">
            <text:p>41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22:58:32.965221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8T23:37:06.540350911</dc:date>
    <meta:generator>LibreOffice/4.2.8.2$Linux_X86_64 LibreOffice_project/420m0$Build-2</meta:generator>
    <meta:editing-duration>PT59M35S</meta:editing-duration>
    <meta:editing-cycles>8</meta:editing-cycles>
    <meta:document-statistic meta:table-count="1" meta:cell-count="1734" meta:object-count="0"/>
  </office:meta>
</office:document-meta>
</file>